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6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444">
            <text:p>￥18,444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86">
            <text:p>￥186</text:p>
          </table:table-cell>
          <table:table-cell table:style-name="ce13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9" office:value-type="currency" office:currency="JPY" office:value="1078">
            <text:p>￥1,078</text:p>
          </table:table-cell>
          <table:table-cell table:style-name="ce13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9" office:value-type="currency" office:currency="JPY" office:value="368">
            <text:p>￥368</text:p>
          </table:table-cell>
          <table:table-cell table:style-name="ce13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9" office:value-type="currency" office:currency="JPY" office:value="771">
            <text:p>￥771</text:p>
          </table:table-cell>
          <table:table-cell table:style-name="ce13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9" office:value-type="currency" office:currency="JPY" office:value="457">
            <text:p>￥457</text:p>
          </table:table-cell>
          <table:table-cell table:style-name="ce13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9" office:value-type="currency" office:currency="JPY" office:value="224">
            <text:p>￥224</text:p>
          </table:table-cell>
          <table:table-cell table:style-name="ce13" office:value-type="string">
            <text:p>牛乳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9" office:value-type="currency" office:currency="JPY" office:value="183">
            <text:p>￥183</text:p>
          </table:table-cell>
          <table:table-cell table:style-name="ce13" office:value-type="string">
            <text:p>ｶﾙﾊﾟｽ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9" office:value-type="currency" office:currency="JPY" office:value="1196">
            <text:p>￥1,196</text:p>
          </table:table-cell>
          <table:table-cell table:style-name="ce13" office:value-type="string">
            <text:p>ｵﾚﾝｼﾞ汁,ﾁｰｽﾞ,酎ﾊｲ,ｶｯﾌﾟ麺,弁当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9" office:value-type="currency" office:currency="JPY" office:value="444">
            <text:p>￥444</text:p>
          </table:table-cell>
          <table:table-cell table:style-name="ce13" office:value-type="string">
            <text:p>牛乳,酎ハイ,惣菜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酎ハ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9" office:value-type="currency" office:currency="JPY" office:value="1164">
            <text:p>￥1,164</text:p>
          </table:table-cell>
          <table:table-cell table:style-name="ce13" office:value-type="string">
            <text:p>菓子,味噌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9" office:value-type="currency" office:currency="JPY" office:value="425">
            <text:p>￥425</text:p>
          </table:table-cell>
          <table:table-cell table:style-name="ce13" office:value-type="string">
            <text:p>ｵﾚﾝｼﾞ汁,酎ハイ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9" office:value-type="currency" office:currency="JPY" office:value="967">
            <text:p>￥967</text:p>
          </table:table-cell>
          <table:table-cell table:style-name="ce13" office:value-type="string">
            <text:p>ｺﾞｷﾌﾞﾘよけ,酎ハイ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9" office:value-type="currency" office:currency="JPY" office:value="546">
            <text:p>￥546</text:p>
          </table:table-cell>
          <table:table-cell table:style-name="ce13" office:value-type="string">
            <text:p>野菜汁酎ハイ,鉄火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9" office:value-type="currency" office:currency="JPY" office:value="573">
            <text:p>￥573</text:p>
          </table:table-cell>
          <table:table-cell table:style-name="ce13" office:value-type="string">
            <text:p>牛乳,惣菜,酎ハイ,ところて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9" office:value-type="currency" office:currency="JPY" office:value="322">
            <text:p>￥322</text:p>
          </table:table-cell>
          <table:table-cell table:style-name="ce13" office:value-type="string">
            <text:p>酎ハイ,ｵﾚﾝｼﾞ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9" office:value-type="currency" office:currency="JPY" office:value="1574">
            <text:p>￥1,574</text:p>
          </table:table-cell>
          <table:table-cell table:style-name="ce13" office:value-type="string">
            <text:p>ｼﾘｱﾙ,ﾁｰｽﾞ,りんご汁,酎ハイ,野菜汁,洗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9" office:value-type="currency" office:currency="JPY" office:value="606">
            <text:p>￥606</text:p>
          </table:table-cell>
          <table:table-cell table:style-name="ce13" office:value-type="string">
            <text:p>ﾚﾓﾝﾃｨｰ,酎ハイ,揉み海苔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9" office:value-type="currency" office:currency="JPY" office:value="200">
            <text:p>￥200</text:p>
          </table:table-cell>
          <table:table-cell table:style-name="ce13" office:value-type="string">
            <text:p>酎ハイ,ﾖｰｸﾞﾙﾄ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6-29">
            <text:p>6月29日</text:p>
          </table:table-cell>
          <table:table-cell table:style-name="ce9" office:value-type="currency" office:currency="JPY" office:value="671">
            <text:p>￥671</text:p>
          </table:table-cell>
          <table:table-cell table:style-name="ce13" office:value-type="string">
            <text:p>酎ハイ,カップ麺,菓子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30">2018/06/30</text:date>, <text:time>00:13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30T00:13:33</dc:date>
    <dc:creator>鈴木 豊樹</dc:creator>
    <meta:editing-duration>P1DT5H31M15S</meta:editing-duration>
    <meta:editing-cycles>129</meta:editing-cycles>
    <meta:generator>OpenOffice/4.1.5$Unix OpenOffice.org_project/415m1$Build-9789</meta:generator>
    <meta:document-statistic meta:table-count="6" meta:cell-count="765" meta:object-count="0"/>
  </office:meta>
</office:document-meta>
</file>